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66a0d"/>
    </style:style>
    <style:style style:name="P2" style:family="paragraph" style:parent-style-name="Standard">
      <style:text-properties fo:language="es" fo:country="ES" officeooo:rsid="00066a0d" officeooo:paragraph-rsid="00066a0d"/>
    </style:style>
    <style:style style:name="P3" style:family="paragraph" style:parent-style-name="Standard">
      <style:text-properties fo:language="es" fo:country="ES" fo:font-weight="bold" officeooo:rsid="00066a0d" officeooo:paragraph-rsid="00066a0d" style:font-weight-asian="bold" style:font-weight-complex="bold"/>
    </style:style>
    <style:style style:name="T1" style:family="text">
      <style:text-properties officeooo:rsid="00066a0d"/>
    </style:style>
    <style:style style:name="T2" style:family="text">
      <style:text-properties fo:language="es" fo:country="ES" officeooo:rsid="00066a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IFÉRICOS DEL ORDENADOR</text:p>
      <text:p text:style-name="P2"/>
      <text:p text:style-name="P3">1. Monitor</text:p>
      <text:p text:style-name="P2"/>
      <text:p text:style-name="P2">El monitor o pantalla de computadora, es un dispositivo de salida que, mediante una interfaz, muestra los resultados, o los gráficos del procesamiento de una computadora. Existen varios tipos de monitores: los de tubo de rayos catódicos (o CRT), los de pantalla de plasma (PDP), los de pantalla de cristal líquido (o LCD), de paneles de diodos orgánicos de emisión de luz (OLED), o Láser-TV, entre otros.</text:p>
      <text:p text:style-name="P2"/>
      <text:p text:style-name="P3">2. Teclado</text:p>
      <text:p text:style-name="P2"/>
      <text:p text:style-name="P2">Un teclado de computadora es un periférico, físico o virtual (por ejemplo teclados en pantalla o teclados táctiles), utilizado para la introducción de órdenes y datos en una computadora. Tiene su origen en los teletipos y las máquinas de escribir eléctricas, que se utilizaron como los teclados de los primeros ordenadores y dispositivos de almacenamiento (grabadoras de cinta de papel y tarjetas perforadas). Aunque físicamente hay una miríada de formas, se suelen clasificar principalmente por la distribución de teclado de su zona alfanumérica, pues salvo casos muy especiales es común a todos los dispositivos y fabricantes (incluso para teclados árabes y japoneses).</text:p>
      <text:p text:style-name="P2"/>
      <text:p text:style-name="P3">3. Ratón</text:p>
      <text:p text:style-name="P2"/>
      <text:p text:style-name="P2">El mouse (del inglés, pronunciado [ˈmaʊs]) o ratón es un periférico de computadora de uso manual, utilizado como entrada o control de datos. Se utiliza con una de las dos manos del usuario y detecta su movimiento relativo en dos dimensiones por la superficie horizontal en la que se apoya, reflejándose habitualmente a través de un puntero o flecha en el monitor. Anteriormente, la información del desplazamiento era transmitida gracias al movimiento de una bola debajo del ratón, la cual accionaba dos rodillos que correspondían a los ejes X e Y. Hoy, el puntero reacciona a los movimientos debido a un rayo de luz que se refleja entre el ratón y la superficie en la que se encuentra. Cabe aclarar que un ratón óptico apoyado en un espejo o sobre un barnizado por ejemplo es inutilizable, ya que la luz láser no desempeña su función correcta. La superficie a apoyar el ratón debe ser opaca, una superficie que no genere un reflejo, es recomendable el uso de alfombrillas.</text:p>
      <text:p text:style-name="P2"/>
      <text:p text:style-name="P3">4. Impresora</text:p>
      <text:p text:style-name="P2"/>
      <text:p text:style-name="P2">Una impresora es un periférico de computadora que permite producir una copia permanente de textos o gráficos de documentos almacenados en formato electrónico, imprimiendo en papel de lustre los datos en medios físicos, normalmente en papel o transparencias, utilizando cartuchos de tinta o tecnología láser. Muchas impresoras son usadas como periféricos, y están permanentemente unidas a la computadora por un cable. Otras impresoras, llamadas impresoras de red, tienen una interfaz de red interna (típicamente wireless o Ethernet), y que puede servir como un dispositivo para imprimir en papel algún documento para cualquier usuario de la red. Hoy en día se comercializan impresoras multifuncionales que aparte de sus funciones de impresora funcionan simultáneamente como fotocopiadora y escáner, siendo éste tipo de impresoras las más recurrentes en el mercado</text:p>
      <text:p text:style-name="P2"/>
      <text:p text:style-name="P3">5. Escáner</text:p>
      <text:p text:style-name="P2"/>
      <text:p text:style-name="P2">En informática, un escáner (del idioma inglés: scanner) es un periférico que se utiliza para convertir, mediante el uso de la luz, imágenes o cualquier otro impreso a formato digital. Actualmente vienen unificadas con las impresoras formando multifunciones</text:p>
      <text:p text:style-name="P2"/>
      <text:p text:style-name="P3"><text:soft-page-break/>6. Impresora multifunción</text:p>
      <text:p text:style-name="P2"/>
      <text:p text:style-name="P2">Una impresora multifunción o dispositivo multifuncional es un periférico que se conecta a la computadora y que posee las siguientes funciones dentro de un único bloque físico: Impresora, escáner, fotocopiadora, ampliando o reduciendo el original, fax (opcionalmente). Lector de memoria para la impresión directa de fotografías de cámaras digitales Disco duro (las unidades más grandes utilizadas en oficinas) para almacenar documentos e imágenes En ocasiones, aunque el fax no esté incorporado, la impresora multifunción es capaz de controlarlo si se le conecta a un puerto USB.</text:p>
      <text:p text:style-name="P2"/>
      <text:p text:style-name="P2"/>
      <text:p text:style-name="P1"><text:span text:style-name="T2">Fuente: </text:span><text:a xlink:type="simple" xlink:href="http://es.wikipedia.org/wiki/Ordenador">http://es.wikipedia.org/wiki/Ordenador</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l"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1T01:07:22.74</meta:creation-date>
    <dc:date>2014-01-11T01:26:44.60</dc:date>
    <meta:editing-duration>PT11S</meta:editing-duration>
    <meta:editing-cycles>3</meta:editing-cycles>
    <meta:generator>LibreOffice/3.6$Windows_x86 LibreOffice_project/9418c72-a20f997-6f5dfc1-4f5ae61-61563f</meta:generator>
    <meta:document-statistic meta:table-count="0" meta:image-count="0" meta:object-count="0" meta:page-count="2" meta:paragraph-count="14" meta:word-count="606" meta:character-count="3890" meta:non-whitespace-character-count="3297"/>
  </office:meta>
</office:document-meta>
</file>